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2F9000001FC410ED1C7D1F3EAA1.png" manifest:media-type="image/png"/>
  <manifest:file-entry manifest:full-path="Pictures/10000201000002EC000001FC068694E186C3BC87.png" manifest:media-type="image/png"/>
  <manifest:file-entry manifest:full-path="Pictures/TablePreview1.svm" manifest:media-type=""/>
  <manifest:file-entry manifest:full-path="Pictures/10000000000003B60000022A66F993152A6047F7.png" manifest:media-type="image/png"/>
  <manifest:file-entry manifest:full-path="Pictures/10000000000003B60000022A3236167E581BBE3F.png" manifest:media-type="image/png"/>
  <manifest:file-entry manifest:full-path="Pictures/10000000000003B60000022A166EF7939FB2FE56.png" manifest:media-type="image/png"/>
  <manifest:file-entry manifest:full-path="Pictures/10000000000003B60000022AAC8805C452054EFB.png" manifest:media-type="image/png"/>
  <manifest:file-entry manifest:full-path="Pictures/1000020100000318000001FCC33948DC1D5BC6BA.png" manifest:media-type="image/png"/>
  <manifest:file-entry manifest:full-path="Pictures/10000000000003B60000022AB534376C5968B44D.png" manifest:media-type="image/png"/>
  <manifest:file-entry manifest:full-path="Pictures/1000020100000318000001FC395C10D0430E8E13.png" manifest:media-type="image/png"/>
  <manifest:file-entry manifest:full-path="Pictures/1000020100000318000001FCAF24AE92CAD2A333.png" manifest:media-type="image/png"/>
  <manifest:file-entry manifest:full-path="Pictures/1000020100000318000001FF7815889C006D0B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3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6.684cm" style:use-optimal-column-width="false"/>
    </style:style>
    <style:style style:name="co2" style:family="table-column">
      <style:table-column-properties style:column-width="4.492cm" style:use-optimal-column-width="false"/>
    </style:style>
    <style:style style:name="co3" style:family="table-column">
      <style:table-column-properties style:column-width="3.48cm" style:use-optimal-column-width="false"/>
    </style:style>
    <style:style style:name="co4" style:family="table-column">
      <style:table-column-properties style:column-width="3.631cm" style:use-optimal-column-width="false"/>
    </style:style>
    <style:style style:name="ro1" style:family="table-row">
      <style:table-row-properties style:row-height="0.984cm"/>
    </style:style>
    <style:style style:name="ro2" style:family="table-row">
      <style:table-row-properties style:row-height="0.986cm"/>
    </style:style>
    <style:style style:name="ro3" style:family="table-row">
      <style:table-row-properties style:row-height="0.9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</style:style>
    <style:style style:name="P8" style:family="paragraph">
      <style:paragraph-properties fo:text-align="end" style:text-autospace="none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he 12 regions represented by marker</text:p>
              </text:list-item>
            </text:list>
          </draw:text-box>
        </draw:frame>
        <draw:frame draw:style-name="gr1" draw:text-style-name="P1" draw:layer="layout" svg:width="13.471cm" svg:height="7.856cm" svg:x="13.716cm" svg:y="6.921cm">
          <draw:image xlink:href="Pictures/10000000000003B60000022AB534376C5968B44D.png" xlink:type="simple" xlink:show="embed" xlink:actuate="onLoad">
            <text:p/>
          </draw:image>
        </draw:frame>
        <draw:frame draw:style-name="gr1" draw:text-style-name="P1" draw:layer="layout" svg:width="13.395cm" svg:height="7.811cm" svg:x="0.762cm" svg:y="6.921cm">
          <draw:image xlink:href="Pictures/10000000000003B60000022AAC8805C452054EFB.png" xlink:type="simple" xlink:show="embed" xlink:actuate="onLoad">
            <text:p/>
          </draw:image>
        </draw:frame>
        <draw:frame draw:style-name="gr2" draw:text-style-name="P2" draw:layer="layout" svg:width="8.114cm" svg:height="0.962cm" svg:x="2.286cm" svg:y="6.912cm">
          <draw:text-box>
            <text:p>3 x 3 times cross validation</text:p>
          </draw:text-box>
        </draw:frame>
        <draw:frame draw:style-name="gr3" draw:text-style-name="P2" draw:layer="layout" svg:width="16.504cm" svg:height="2.232cm" svg:x="15.754cm" svg:y="6.15cm">
          <draw:text-box>
            <text:p>Training on two alternating years </text:p>
            <text:p>and testing on the other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RF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er skill scores for lightning occurrence in cross validation, three node size settings</text:p>
              </text:list-item>
            </text:list>
          </draw:text-box>
        </draw:frame>
        <draw:frame draw:style-name="gr1" draw:text-style-name="P1" draw:layer="layout" svg:width="11.584cm" svg:height="7.43cm" svg:x="15.494cm" svg:y="7.874cm">
          <draw:image xlink:href="Pictures/1000020100000318000001FCC33948DC1D5BC6BA.png" xlink:type="simple" xlink:show="embed" xlink:actuate="onLoad">
            <text:p/>
          </draw:image>
        </draw:frame>
        <draw:frame draw:style-name="gr1" draw:text-style-name="P1" draw:layer="layout" svg:width="11.155cm" svg:height="7.155cm" svg:x="1.799cm" svg:y="7.831cm">
          <draw:image xlink:href="Pictures/1000020100000318000001FC395C10D0430E8E13.png" xlink:type="simple" xlink:show="embed" xlink:actuate="onLoad">
            <text:p/>
          </draw:image>
        </draw:frame>
        <draw:frame draw:style-name="gr5" draw:text-style-name="P2" draw:layer="layout" svg:width="2.818cm" svg:height="0.962cm" svg:x="4.553cm" svg:y="7.366cm">
          <draw:text-box>
            <text:p>Mtry = 2</text:p>
          </draw:text-box>
        </draw:frame>
        <draw:frame draw:style-name="gr6" draw:text-style-name="P2" draw:layer="layout" svg:width="3.169cm" svg:height="0.962cm" svg:x="19.558cm" svg:y="7.366cm">
          <draw:text-box>
            <text:p>Mtry = 10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RF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er skill scores for lightning occurrence in cross validation, three mtry settings</text:p>
              </text:list-item>
            </text:list>
          </draw:text-box>
        </draw:frame>
        <draw:frame draw:style-name="gr1" draw:text-style-name="P1" draw:layer="layout" svg:width="12.753cm" svg:height="8.18cm" svg:x="1.27cm" svg:y="7.112cm">
          <draw:image xlink:href="Pictures/1000020100000318000001FCAF24AE92CAD2A333.png" xlink:type="simple" xlink:show="embed" xlink:actuate="onLoad">
            <text:p/>
          </draw:image>
        </draw:frame>
        <draw:frame draw:style-name="gr1" draw:text-style-name="P1" draw:layer="layout" svg:width="12.991cm" svg:height="8.382cm" svg:x="14.441cm" svg:y="6.858cm">
          <draw:image xlink:href="Pictures/1000020100000318000001FF7815889C006D0BE5.png" xlink:type="simple" xlink:show="embed" xlink:actuate="onLoad">
            <text:p/>
          </draw:image>
        </draw:frame>
        <draw:frame draw:style-name="gr7" draw:text-style-name="P4" draw:layer="layout" svg:width="4.397cm" svg:height="0.962cm" svg:x="2.794cm" svg:y="6.35cm">
          <draw:text-box>
            <text:p><text:span text:style-name="T1">Node size = 3</text:span></text:p>
          </draw:text-box>
        </draw:frame>
        <draw:frame draw:style-name="gr8" draw:text-style-name="P4" draw:layer="layout" svg:width="4.748cm" svg:height="0.962cm" svg:x="17.272cm" svg:y="6.35cm">
          <draw:text-box>
            <text:p><text:span text:style-name="T1">Node size = 15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LR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cluding a.o. Richardson number (6 in total)</text:p>
              </text:list-item>
            </text:list>
          </draw:text-box>
        </draw:frame>
        <draw:frame draw:style-name="gr1" draw:text-style-name="P1" draw:layer="layout" svg:width="11.938cm" svg:height="6.961cm" svg:x="0.762cm" svg:y="8.382cm">
          <draw:image xlink:href="Pictures/10000000000003B60000022A166EF7939FB2FE56.png" xlink:type="simple" xlink:show="embed" xlink:actuate="onLoad">
            <text:p/>
          </draw:image>
        </draw:frame>
        <draw:frame draw:style-name="gr1" draw:text-style-name="P1" draw:layer="layout" svg:width="14.977cm" svg:height="8.733cm" svg:x="12.709cm" svg:y="6.253cm">
          <draw:image xlink:href="Pictures/10000000000003B60000022A3236167E581BBE3F.png" xlink:type="simple" xlink:show="embed" xlink:actuate="onLoad">
            <text:p/>
          </draw:image>
        </draw:frame>
        <draw:frame draw:style-name="gr9" draw:text-style-name="P2" draw:layer="layout" svg:width="6.348cm" svg:height="0.962cm" svg:x="2.032cm" svg:y="8.128cm">
          <draw:text-box>
            <text:p>Cross validation sets</text:p>
          </draw:text-box>
        </draw:frame>
        <draw:frame draw:style-name="gr10" draw:text-style-name="P2" draw:layer="layout" svg:width="12.135cm" svg:height="1.673cm" svg:x="15.748cm" svg:y="5.693cm">
          <draw:text-box>
            <text:p>Brier skill score vs. number of predictors, </text:p>
            <text:p>Trained on two and tested on one year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limatology of lightning occurenc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2 or more discharges, relative occurrence in dataset</text:p>
              </text:list-item>
            </text:list>
          </draw:text-box>
        </draw:frame>
        <draw:frame draw:style-name="gr11" draw:text-style-name="P6" draw:layer="layout" svg:width="16.125cm" svg:height="9.403cm" svg:x="5.334cm" svg:y="5.842cm">
          <draw:image xlink:href="Pictures/10000000000003B60000022A66F993152A6047F7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limatology of intensiti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Distribution of intensities through the year</text:p>
              </text:list-item>
            </text:list>
          </draw:text-box>
        </draw:frame>
        <draw:frame draw:style-name="gr12" draw:text-style-name="P2" draw:layer="layout" svg:width="8.99cm" svg:height="0.962cm" svg:x="19.05cm" svg:y="6.35cm">
          <draw:text-box>
            <text:p>Ungrouped months, same plot</text:p>
          </draw:text-box>
        </draw:frame>
        <draw:frame draw:style-name="gr1" draw:text-style-name="P1" draw:layer="layout" svg:width="7.339cm" svg:height="4.984cm" svg:x="20.32cm" svg:y="8.89cm">
          <draw:image xlink:href="Pictures/10000201000002EC000001FC068694E186C3BC87.png" xlink:type="simple" xlink:show="embed" xlink:actuate="onLoad">
            <text:p/>
          </draw:image>
        </draw:frame>
        <draw:frame draw:style-name="gr1" draw:text-style-name="P1" draw:layer="layout" svg:width="14.478cm" svg:height="9.664cm" svg:x="1.016cm" svg:y="5.142cm">
          <draw:image xlink:href="Pictures/10000201000002F9000001FC410ED1C7D1F3EAA1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Climatology of intensitie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standard" draw:layer="layout" svg:width="11.175cm" svg:height="7.873cm" svg:x="2.032cm" svg:y="4.0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7">Quantile (cond.)</text:p>
              </table:table-cell>
              <table:table-cell>
                <text:p text:style-name="P7">Dischargerate</text:p>
              </table:table-cell>
            </table:table-row>
            <table:table-row table:style-name="ro1" table:default-cell-style-name="gray2">
              <table:table-cell>
                <text:p text:style-name="P7">0%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gray1">
              <table:table-cell>
                <text:p text:style-name="P7">10%</text:p>
              </table:table-cell>
              <table:table-cell>
                <text:p text:style-name="P8">2</text:p>
              </table:table-cell>
            </table:table-row>
            <table:table-row table:style-name="ro1" table:default-cell-style-name="gray2">
              <table:table-cell>
                <text:p text:style-name="P7">20%</text:p>
              </table:table-cell>
              <table:table-cell>
                <text:p text:style-name="P8">2</text:p>
              </table:table-cell>
            </table:table-row>
            <table:table-row table:style-name="ro1" table:default-cell-style-name="gray1">
              <table:table-cell>
                <text:p text:style-name="P7">30%</text:p>
              </table:table-cell>
              <table:table-cell>
                <text:p text:style-name="P8">3</text:p>
              </table:table-cell>
            </table:table-row>
            <table:table-row table:style-name="ro1" table:default-cell-style-name="gray2">
              <table:table-cell>
                <text:p text:style-name="P7">40%</text:p>
              </table:table-cell>
              <table:table-cell>
                <text:p text:style-name="P8">5</text:p>
              </table:table-cell>
            </table:table-row>
            <table:table-row table:style-name="ro1" table:default-cell-style-name="gray1">
              <table:table-cell>
                <text:p text:style-name="P7">50%</text:p>
              </table:table-cell>
              <table:table-cell>
                <text:p text:style-name="P8">6</text:p>
              </table:table-cell>
            </table:table-row>
            <table:table-row table:style-name="ro2" table:default-cell-style-name="gray2">
              <table:table-cell>
                <text:p text:style-name="P7">60%</text:p>
              </table:table-cell>
              <table:table-cell>
                <text:p text:style-name="P8">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11cm" svg:height="10.691cm" svg:x="18.542cm" svg:y="4.57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 text:style-name="P7">65%</text:p>
              </table:table-cell>
              <table:table-cell>
                <text:p text:style-name="P8">10</text:p>
              </table:table-cell>
            </table:table-row>
            <table:table-row table:style-name="ro3" table:default-cell-style-name="gray2">
              <table:table-cell>
                <text:p text:style-name="P7">70%</text:p>
              </table:table-cell>
              <table:table-cell>
                <text:p text:style-name="P8">12</text:p>
              </table:table-cell>
            </table:table-row>
            <table:table-row table:style-name="ro3" table:default-cell-style-name="gray1">
              <table:table-cell>
                <text:p text:style-name="P7">75%</text:p>
              </table:table-cell>
              <table:table-cell>
                <text:p text:style-name="P8">16</text:p>
              </table:table-cell>
            </table:table-row>
            <table:table-row table:style-name="ro3" table:default-cell-style-name="gray2">
              <table:table-cell>
                <text:p text:style-name="P7">80%</text:p>
              </table:table-cell>
              <table:table-cell>
                <text:p text:style-name="P8">20</text:p>
              </table:table-cell>
            </table:table-row>
            <table:table-row table:style-name="ro3" table:default-cell-style-name="gray1">
              <table:table-cell>
                <text:p text:style-name="P7">85%</text:p>
              </table:table-cell>
              <table:table-cell>
                <text:p text:style-name="P8">28</text:p>
              </table:table-cell>
            </table:table-row>
            <table:table-row table:style-name="ro3" table:default-cell-style-name="gray2">
              <table:table-cell>
                <text:p text:style-name="P7">90%</text:p>
              </table:table-cell>
              <table:table-cell>
                <text:p text:style-name="P8">45</text:p>
              </table:table-cell>
            </table:table-row>
            <table:table-row table:style-name="ro3" table:default-cell-style-name="gray1">
              <table:table-cell>
                <text:p text:style-name="P7">92%</text:p>
              </table:table-cell>
              <table:table-cell>
                <text:p text:style-name="P8">57</text:p>
              </table:table-cell>
            </table:table-row>
            <table:table-row table:style-name="ro3" table:default-cell-style-name="gray2">
              <table:table-cell>
                <text:p text:style-name="P7">94%</text:p>
              </table:table-cell>
              <table:table-cell>
                <text:p text:style-name="P8">74</text:p>
              </table:table-cell>
            </table:table-row>
            <table:table-row table:style-name="ro3" table:default-cell-style-name="gray1">
              <table:table-cell>
                <text:p text:style-name="P7">96%</text:p>
              </table:table-cell>
              <table:table-cell>
                <text:p text:style-name="P8">99</text:p>
              </table:table-cell>
            </table:table-row>
            <table:table-row table:style-name="ro3" table:default-cell-style-name="gray2">
              <table:table-cell>
                <text:p text:style-name="P7">98%</text:p>
              </table:table-cell>
              <table:table-cell>
                <text:p text:style-name="P8">138</text:p>
              </table:table-cell>
            </table:table-row>
            <table:table-row table:style-name="ro3" table:default-cell-style-name="gray1">
              <table:table-cell>
                <text:p text:style-name="P7">100%</text:p>
              </table:table-cell>
              <table:table-cell>
                <text:p text:style-name="P8">50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ues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f I understood correctly, the dates in ECMWF files were dates for which the forecast was valid?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09:21:53.963841403</meta:creation-date>
    <dc:date>2019-01-23T12:22:58.451719047</dc:date>
    <meta:editing-duration>PT2H5M35S</meta:editing-duration>
    <meta:editing-cycles>29</meta:editing-cycles>
    <meta:generator>LibreOffice/6.0.6.2$Linux_X86_64 LibreOffice_project/00$Build-2</meta:generator>
    <meta:document-statistic meta:object-count="75"/>
  </office:meta>
</office:document-meta>
</file>